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9 1546">
            <text:p>test_Parser(multiplicity): 1,9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9">
            <text:p>1,9 sec</text:p>
          </table:table-cell>
          <table:table-cell table:style-name="ce162" table:formula="of:=TESTSTAT(&quot;count&quot;; [.B47])" office:value-type="float" office:value="1546">
            <text:p>1546</text:p>
          </table:table-cell>
          <table:table-cell table:style-name="ce164" table:formula="of:=[.E47]/[.D47]" office:value-type="float" office:value="813.684210526316">
            <text:p>813,7 a/sec</text:p>
          </table:table-cell>
          <table:table-cell table:number-columns-repeated="4"/>
        </table:table-row>
        <table:table-row table:style-name="ro6">
          <table:table-cell/>
          <table:table-cell table:formula="of:=TEST_PARSER(&quot;basic&quot;)" office:value-type="string" office:string-value="test_Parser(basic): 2,7 3313">
            <text:p>test_Parser(basic): 2,7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7">
            <text:p>2,7 sec</text:p>
          </table:table-cell>
          <table:table-cell table:style-name="ce162" table:formula="of:=TESTSTAT(&quot;count&quot;; [.B48])" office:value-type="float" office:value="3313">
            <text:p>3313</text:p>
          </table:table-cell>
          <table:table-cell table:style-name="ce164" table:formula="of:=[.E48]/[.D48]" office:value-type="float" office:value="1227.03703703704">
            <text:p>1227,0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7 11149">
            <text:p>test_Parser(types): 6,7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7">
            <text:p>6,7 sec</text:p>
          </table:table-cell>
          <table:table-cell table:style-name="ce162" table:formula="of:=TESTSTAT(&quot;count&quot;; [.B51])" office:value-type="float" office:value="11149">
            <text:p>11149</text:p>
          </table:table-cell>
          <table:table-cell table:style-name="ce164" table:formula="of:=[.E51]/[.D51]" office:value-type="float" office:value="1664.02985074627">
            <text:p>1664,0 a/sec</text:p>
          </table:table-cell>
          <table:table-cell table:number-columns-repeated="4"/>
        </table:table-row>
        <table:table-row table:style-name="ro6">
          <table:table-cell table:number-columns-repeated="3"/>
          <table:table-cell table:style-name="ce161" table:formula="of:=SUM([.D46:.D51])" office:value-type="float" office:value="16.8">
            <text:p>16,8 sec</text:p>
          </table:table-cell>
          <table:table-cell table:style-name="ce163" table:formula="of:=SUM([.E46:.E51])" office:value-type="float" office:value="21945">
            <text:p>21945</text:p>
          </table:table-cell>
          <table:table-cell table:style-name="ce165" table:formula="of:=[.E52]/[.D52]" office:value-type="float" office:value="1306.25">
            <text:p>1306,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5 21940">
            <text:p>test_Parser(all): 15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5">
            <text:p>15,0 sec</text:p>
          </table:table-cell>
          <table:table-cell table:style-name="ce162" table:formula="of:=TESTSTAT(&quot;count&quot;; [.B54])" office:value-type="float" office:value="21940">
            <text:p>21940</text:p>
          </table:table-cell>
          <table:table-cell table:style-name="ce164" table:formula="of:=[.E54]/[.D54]" office:value-type="float" office:value="1462.66666666667">
            <text:p>1462,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3">
            <text:p><text:s text:c="10"/>S ::= Grammar</text:p>
            <text:p/>
            <text:p><text:s text:c="9"/>ws ::= [ \t]</text:p>
            <text:p><text:s text:c="9"/>nl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5]; SUM([.D2:.D24]))" office:value-type="string" office:string-value="─Grammar&#13;&#10; ├─Rule&#13;&#10; │ ├─RuleName&#13;&#10; │ │ ├─'_'&#13;&#10; │ │ └─([A-Z]):'S'&#13;&#10; │ └─Alt&#13;&#10; │   └─Con&#13;&#10; │     ├─Atom&#13;&#10; │     │ └─Nonterminal&#13;&#10; │     │   ├─'_'&#13;&#10; │     │   ├─([A-Z]):'G'&#13;&#10; │     │   ├─([a-z]):'r'&#13;&#10; │     │   ├─([a-z]):'a'&#13;&#10; │     │   ├─([a-z]):'m'&#13;&#10; │     │   ├─([a-z]):'m'&#13;&#10; │     │   ├─([a-z]):'a'&#13;&#10; │     │   └─([a-z]):'r'&#13;&#10; │     ├─Atom&#13;&#10; │     │ └─Terminal&#13;&#10; │     │   └─(. . .)&#13;&#10; │     │     ├─escQ:'\\'&#13;&#10; │     │     ├─escQ:'\&quot;'&#13;&#10; │     │     ├─escQ&#13;&#10; │     │     │ └─(◄─):'\r'&#13;&#10; │     │     ├─escQ&#13;&#10; │     │     │ └─(◄─):'\n'&#13;&#10; │     │     └─escQ&#13;&#10; │     │       └─(◄─):'\t'&#13;&#10; │     └─Atom&#13;&#10; │       └─Terminal&#13;&#10; │         └─(. . .)&#13;&#10; │           ├─escQ:'\&quot;'&#13;&#10; │           └─escQ:'\\'&#13;&#10; ├─Rule&#13;&#10; │ ├─RuleName&#13;&#10; │ │ ├─'_'&#13;&#10; │ │ ├─([a-z]):'w'&#13;&#10; │ │ └─([a-z]):'s'&#13;&#10; │ └─Alt&#13;&#10; │   ├─Con&#13;&#10; │   │ └─Atom&#13;&#10; │   │   └─Terminal&#13;&#10; │   │     └─(. . .)&#13;&#10; │   │       └─([-&quot;\r\n\t\\]):' '&#13;&#10; │   └─Con&#13;&#10; │     └─Atom&#13;&#10; │       └─Terminal&#13;&#10; │         └─(. . .)&#13;&#10; │           └─escQ&#13;&#10; │             └─(◄─):'\t'&#13;&#10; ├─Rule&#13;&#10; │ ├─RuleName&#13;&#10; │ │ ├─'_'&#13;&#10; │ │ ├─([a-z]):'n'&#13;&#10; │ │ └─([a-z]):'l'&#13;&#10; │ └─Alt&#13;&#10; │   ├─Con&#13;&#10; │   │ ├─Atom&#13;&#10; │   │ │ └─Terminal&#13;&#10; │   │ │   └─(. . .)&#13;&#10; │   │ │     └─escQ&#13;&#10; │   │ │       └─(◄─):'\r'&#13;&#10; │   │ └─Atom&#13;&#10; │   │   └─Terminal&#13;&#10; │   │     └─(. . .)&#13;&#10; │   │       └─escQ&#13;&#10; │   │         └─(◄─):'\n'&#13;&#10; │   └─Con&#13;&#10; │     ├─Atom&#13;&#10; │     │ └─Terminal&#13;&#10; │     │   └─(. . .)&#13;&#10; │     │     └─escQ&#13;&#10; │     │       └─(◄─):'\n'&#13;&#10; │     └─Atom&#13;&#10; │       └─Terminal&#13;&#10; │         └─(. . .)&#13;&#10; │           └─escQ&#13;&#10; │             └─(◄─):'\r'&#13;&#10; ├─Rule&#13;&#10; │ ├─RuleName&#13;&#10; │ │ ├─'_'&#13;&#10; │ │ ├─([a-z]):'e'&#13;&#10; │ │ ├─([a-z]):'s'&#13;&#10; │ │ ├─([a-z]):'c'&#13;&#10; │ │ └─([A-Z]):'Q'&#13;&#10; │ └─Alt&#13;&#10; │   └─Con&#13;&#10; │     ├─Atom&#13;&#10; │     │ └─Terminal&#13;&#10; │     │   └─(. . .)&#13;&#10; │     │     └─escQ:'\\'&#13;&#10; │     └─Atom&#13;&#10; │       └─Alt&#13;&#10; │         ├─Con&#13;&#10; │         │ └─Atom&#13;&#10; │         │   └─Terminal&#13;&#10; │         │     └─(. . .)&#13;&#10; │         │       └─([-&quot;\r\n\t\\]):'r'&#13;&#10; │         ├─Con&#13;&#10; │         │ └─Atom&#13;&#10; │         │   └─Terminal&#13;&#10; │         │     └─(. . .)&#13;&#10; │         │       └─([-&quot;\r\n\t\\]):'n'&#13;&#10; │         ├─Con&#13;&#10; │         │ └─Atom&#13;&#10; │         │   └─Terminal&#13;&#10; │         │     └─(. . .)&#13;&#10; │         │       └─([-&quot;\r\n\t\\]):'t'&#13;&#10; │         ├─Con&#13;&#10; │         │ └─Atom&#13;&#10; │         │   └─Terminal&#13;&#10; │         │     └─(. . .)&#13;&#10; │         │       └─escQ:'\\'&#13;&#10; │         └─Con&#13;&#10; │           └─Atom&#13;&#10; │             └─Terminal&#13;&#10; │               └─(. . .)&#13;&#10; │                 └─escQ:'\&quot;'&#13;&#10; ├─Rule&#13;&#10; │ ├─RuleName&#13;&#10; │ │ ├─'_'&#13;&#10; │ │ ├─([A-Z]):'C'&#13;&#10; │ │ ├─([a-z]):'o'&#13;&#10; │ │ └─([a-z]):'n'&#13;&#10; │ └─Alt&#13;&#10; │   └─Con&#13;&#10; │     └─Atom&#13;&#10; │       └─Alt&#13;&#10; │         └─Con&#13;&#10; │           ├─Atom&#13;&#10; │           │ └─Nonterminal&#13;&#10; │           │   ├─'_'&#13;&#10; │           │   ├─([a-z]):'w'&#13;&#10; │           │   └─([a-z]):'s'&#13;&#10; │           ├─Atom&#13;&#10; │           │ └─Nonterminal&#13;&#10; │           │   ├─'_'&#13;&#10; │           │   ├─([A-Z]):'A'&#13;&#10; │           │   ├─([a-z]):'t'&#13;&#10; │           │   ├─([a-z]):'o'&#13;&#10; │           │   └─([a-z]):'m'&#13;&#10; │           └─Atom&#13;&#10; │             └─Nonterminal&#13;&#10; │               ├─'_'&#13;&#10; │               ├─([a-z]):'w'&#13;&#10; │               └─([a-z]):'s'&#13;&#10; ├─Rule&#13;&#10; │ ├─RuleName&#13;&#10; │ │ ├─'_'&#13;&#10; │ │ ├─([A-Z]):'A'&#13;&#10; │ │ ├─([a-z]):'t'&#13;&#10; │ │ ├─([a-z]):'o'&#13;&#10; │ │ └─([a-z]):'m'&#13;&#10; │ └─Alt&#13;&#10; │   ├─Con&#13;&#10; │   │ ├─Atom&#13;&#10; │   │ │ └─Terminal&#13;&#10; │   │ │   └─(. . .)&#13;&#10; │   │ │     └─([-&quot;\r\n\t\\]):'('&#13;&#10; │   │ ├─Atom&#13;&#10; │   │ │ └─Nonterminal&#13;&#10; │   │ │   ├─'_'&#13;&#10; │   │ │   ├─([A-Z]):'A'&#13;&#10; │   │ │   ├─([a-z]):'l'&#13;&#10; │   │ │   └─([a-z]):'t'&#13;&#10; │   │ └─Atom&#13;&#10; │   │   └─Terminal&#13;&#10; │   │     └─(. . .)&#13;&#10; │   │       └─([-&quot;\r\n\t\\]):')'&#13;&#10; │   ├─Con&#13;&#10; │   │ └─Atom&#13;&#10; │   │   └─Nonterminal&#13;&#10; │   │     ├─'_'&#13;&#10; │   │     ├─([A-Z]):'N'&#13;&#10; │   │     ├─([a-z]):'o'&#13;&#10; │   │     ├─([a-z]):'n'&#13;&#10; │   │     ├─([a-z]):'t'&#13;&#10; │   │     ├─([a-z]):'e'&#13;&#10; │   │     ├─([a-z]):'r'&#13;&#10; │   │     ├─([a-z]):'m'&#13;&#10; │   │     ├─([a-z]):'i'&#13;&#10; │   │     ├─([a-z]):'n'&#13;&#10; │   │     ├─([a-z]):'a'&#13;&#10; │   │     └─([a-z]):'l'&#13;&#10; │   ├─Con&#13;&#10; │   │ └─Atom&#13;&#10; │   │   └─Nonterminal&#13;&#10; │   │     ├─'_'&#13;&#10; │   │     ├─([A-Z]):'T'&#13;&#10; │   │     ├─([a-z]):'e'&#13;&#10; │   │     ├─([a-z]):'r'&#13;&#10; │   │     ├─([a-z]):'m'&#13;&#10; │   │     ├─([a-z]):'i'&#13;&#10; │   │     ├─([a-z]):'n'&#13;&#10; │   │     ├─([a-z]):'a'&#13;&#10; │   │     └─([a-z]):'l'&#13;&#10; │   └─Con&#13;&#10; │     └─Atom&#13;&#10; │       └─Nonterminal&#13;&#10; │         ├─'_'&#13;&#10; │         ├─([A-Z]):'C'&#13;&#10; │         ├─([A-Z]):'C'&#13;&#10; │         ├─([a-z]):'l'&#13;&#10; │         ├─([a-z]):'a'&#13;&#10; │         ├─([a-z]):'s'&#13;&#10; │         └─([a-z]):'s'&#13;&#10; ├─Rule&#13;&#10; │ ├─RuleName&#13;&#10; │ │ ├─'_'&#13;&#10; │ │ ├─([A-Z]):'N'&#13;&#10; │ │ ├─([a-z]):'o'&#13;&#10; │ │ ├─([a-z]):'n'&#13;&#10; │ │ ├─([a-z]):'t'&#13;&#10; │ │ ├─([a-z]):'e'&#13;&#10; │ │ ├─([a-z]):'r'&#13;&#10; │ │ ├─([a-z]):'m'&#13;&#10; │ │ ├─([a-z]):'i'&#13;&#10; │ │ ├─([a-z]):'n'&#13;&#10; │ │ ├─([a-z]):'a'&#13;&#10; │ │ └─([a-z]):'l'&#13;&#10; │ └─Alt&#13;&#10; │   └─Con&#13;&#10; │     └─Atom&#13;&#10; │       └─Nonterminal&#13;&#10; │         ├─'_'&#13;&#10; │         ├─([A-Z]):'I'&#13;&#10; │         ├─([a-z]):'d'&#13;&#10; │         ├─([a-z]):'e'&#13;&#10; │         ├─([a-z]):'n'&#13;&#10; │         └─([a-z]):'t'&#13;&#10; └─Rule&#13;&#10;   ├─RuleName&#13;&#10;   │ ├─'_'&#13;&#10;   │ ├─([A-Z]):'T'&#13;&#10;   │ ├─([a-z]):'e'&#13;&#10;   │ ├─([a-z]):'r'&#13;&#10;   │ ├─([a-z]):'m'&#13;&#10;   │ ├─([a-z]):'i'&#13;&#10;   │ ├─([a-z]):'n'&#13;&#10;   │ ├─([a-z]):'a'&#13;&#10;   │ └─([a-z]):'l'&#13;&#10;   └─Alt&#13;&#10;     └─Con&#13;&#10;       ├─Atom&#13;&#10;       │ └─Terminal&#13;&#10;       │   └─(. . .)&#13;&#10;       │     └─escQ:'\&quot;'&#13;&#10;       ├─Atom&#13;&#10;       │ └─Alt&#13;&#10;       │   └─Con&#13;&#10;       │     └─Atom&#13;&#10;       │       └─Nonterminal&#13;&#10;       │         ├─([a-z]):'e'&#13;&#10;       │         ├─([a-z]):'s'&#13;&#10;       │         ├─([a-z]):'c'&#13;&#10;       │         └─([A-Z]):'Q'&#13;&#10;       └─Atom&#13;&#10;         └─Terminal&#13;&#10;           └─(. . .)&#13;&#10;             └─escQ:'\&quot;'" table:number-columns-spanned="1" table:number-rows-spanned="89">
            <text:p>─Grammar</text:p>
            <text:p><text:s/>├─Rule</text:p>
            <text:p><text:s/>│ ├─RuleName</text:p>
            <text:p><text:s/>│ │ ├─'_'</text:p>
            <text:p><text:s/>│ │ └─([A-Z]):'S'</text:p>
            <text:p><text:s/>│ └─Alt</text:p>
            <text:p><text:s/>│ <text:s text:c="2"/>└─Con</text:p>
            <text:p><text:s/>│ <text:s text:c="4"/>├─Atom</text:p>
            <text:p><text:s/>│ <text:s text:c="4"/>│ └─Nonterminal</text:p>
            <text:p><text:s/>│ <text:s text:c="4"/>│ <text:s text:c="2"/>├─'_'</text:p>
            <text:p><text:s/>│ <text:s text:c="4"/>│ <text:s text:c="2"/>├─([A-Z]):'G'</text:p>
            <text:p><text:s/>│ <text:s text:c="4"/>│ <text:s text:c="2"/>├─([a-z]):'r'</text:p>
            <text:p><text:s/>│ <text:s text:c="4"/>│ <text:s text:c="2"/>├─([a-z]):'a'</text:p>
            <text:p><text:s/>│ <text:s text:c="4"/>│ <text:s text:c="2"/>├─([a-z]):'m'</text:p>
            <text:p><text:s/>│ <text:s text:c="4"/>│ <text:s text:c="2"/>├─([a-z]):'m'</text:p>
            <text:p><text:s/>│ <text:s text:c="4"/>│ <text:s text:c="2"/>├─([a-z]):'a'</text:p>
            <text:p><text:s/>│ <text:s text:c="4"/>│ <text:s text:c="2"/>└─([a-z]):'r'</text:p>
            <text:p><text:s/>│ <text:s text:c="4"/>├─Atom</text:p>
            <text:p><text:s/>│ <text:s text:c="4"/>│ └─Terminal</text:p>
            <text:p><text:s/>│ <text:s text:c="4"/>│ <text:s text:c="2"/>└─(. . .)</text:p>
            <text:p><text:s/>│ <text:s text:c="4"/>│ <text:s text:c="4"/>├─escQ:'\\'</text:p>
            <text:p><text:s/>│ <text:s text:c="4"/>│ <text:s text:c="4"/>├─escQ:'\"'</text:p>
            <text:p><text:s/>│ <text:s text:c="4"/>│ <text:s text:c="4"/>├─escQ</text:p>
            <text:p><text:s/>│ <text:s text:c="4"/>│ <text:s text:c="4"/>│ └─(◄─):'\r'</text:p>
            <text:p><text:s/>│ <text:s text:c="4"/>│ <text:s text:c="4"/>├─escQ</text:p>
            <text:p><text:s/>│ <text:s text:c="4"/>│ <text:s text:c="4"/>│ └─(◄─):'\n'</text:p>
            <text:p><text:s/>│ <text:s text:c="4"/>│ <text:s text:c="4"/>└─escQ</text:p>
            <text:p><text:s/>│ <text:s text:c="4"/>│ <text:s text:c="6"/>└─(◄─):'\t'</text:p>
            <text:p><text:s/>│ <text:s text:c="4"/>└─Atom</text:p>
            <text:p><text:s/>│ <text:s text:c="6"/>└─Terminal</text:p>
            <text:p><text:s/>│ <text:s text:c="8"/>└─(. . .)</text:p>
            <text:p><text:s/>│ <text:s text:c="10"/>├─escQ:'\"'</text:p>
            <text:p><text:s/>│ <text:s text:c="10"/>└─escQ:'\\'</text:p>
            <text:p><text:s/>├─Rule</text:p>
            <text:p><text:s/>│ ├─RuleName</text:p>
            <text:p><text:s/>│ │ ├─'_'</text:p>
            <text:p><text:s/>│ │ ├─([a-z]):'w'</text:p>
            <text:p><text:s/>│ │ └─([a-z]):'s'</text:p>
            <text:p><text:s/>│ └─Alt</text:p>
            <text:p><text:s/>│ <text:s text:c="2"/>├─Con</text:p>
            <text:p><text:s/>│ <text:s text:c="2"/>│ └─Atom</text:p>
            <text:p><text:s/>│ <text:s text:c="2"/>│ <text:s text:c="2"/>└─Terminal</text:p>
            <text:p><text:s/>│ <text:s text:c="2"/>│ <text:s text:c="4"/>└─(. . .)</text:p>
            <text:p><text:s/>│ <text:s text:c="2"/>│ <text:s text:c="6"/>└─([-"\r\n\t\\]):' '</text:p>
            <text:p><text:s/>│ <text:s text:c="2"/>└─Con</text:p>
            <text:p><text:s/>│ <text:s text:c="4"/>└─Atom</text:p>
            <text:p><text:s/>│ <text:s text:c="6"/>└─Terminal</text:p>
            <text:p><text:s/>│ <text:s text:c="8"/>└─(. . .)</text:p>
            <text:p><text:s/>│ <text:s text:c="10"/>└─escQ</text:p>
            <text:p><text:s/>│ <text:s text:c="12"/>└─(◄─):'\t'</text:p>
            <text:p><text:s/>├─Rule</text:p>
            <text:p><text:s/>│ ├─RuleName</text:p>
            <text:p><text:s/>│ │ ├─'_'</text:p>
            <text:p><text:s/>│ │ ├─([a-z]):'n'</text:p>
            <text:p><text:s/>│ │ └─([a-z]):'l'</text:p>
            <text:p><text:s/>│ └─Alt</text:p>
            <text:p><text:s/>│ <text:s text:c="2"/>├─Con</text:p>
            <text:p><text:s/>│ <text:s text:c="2"/>│ ├─Atom</text:p>
            <text:p><text:s/>│ <text:s text:c="2"/>│ │ └─Terminal</text:p>
            <text:p><text:s/>│ <text:s text:c="2"/>│ │ <text:s text:c="2"/>└─(. . .)</text:p>
            <text:p><text:s/>│ <text:s text:c="2"/>│ │ <text:s text:c="4"/>└─escQ</text:p>
            <text:p><text:s/>│ <text:s text:c="2"/>│ │ <text:s text:c="6"/>└─(◄─):'\r'</text:p>
            <text:p><text:s/>│ <text:s text:c="2"/>│ └─Atom</text:p>
            <text:p><text:s/>│ <text:s text:c="2"/>│ <text:s text:c="2"/>└─Terminal</text:p>
            <text:p><text:s/>│ <text:s text:c="2"/>│ <text:s text:c="4"/>└─(. . .)</text:p>
            <text:p><text:s/>│ <text:s text:c="2"/>│ <text:s text:c="6"/>└─escQ</text:p>
            <text:p><text:s/>│ <text:s text:c="2"/>│ <text:s text:c="8"/>└─(◄─):'\n'</text:p>
            <text:p><text:s/>│ <text:s text:c="2"/>└─Con</text:p>
            <text:p><text:s/>│ <text:s text:c="4"/>├─Atom</text:p>
            <text:p><text:s/>│ <text:s text:c="4"/>│ └─Terminal</text:p>
            <text:p><text:s/>│ <text:s text:c="4"/>│ <text:s text:c="2"/>└─(. . .)</text:p>
            <text:p><text:s/>│ <text:s text:c="4"/>│ <text:s text:c="4"/>└─escQ</text:p>
            <text:p><text:s/>│ <text:s text:c="4"/>│ <text:s text:c="6"/>└─(◄─):'\n'</text:p>
            <text:p><text:s/>│ <text:s text:c="4"/>└─Atom</text:p>
            <text:p><text:s/>│ <text:s text:c="6"/>└─Terminal</text:p>
            <text:p><text:s/>│ <text:s text:c="8"/>└─(. . .)</text:p>
            <text:p><text:s/>│ <text:s text:c="10"/>└─escQ</text:p>
            <text:p><text:s/>│ <text:s text:c="12"/>└─(◄─):'\r'</text:p>
            <text:p><text:s/>├─Rule</text:p>
            <text:p><text:s/>│ ├─RuleName</text:p>
            <text:p><text:s/>│ │ ├─'_'</text:p>
            <text:p><text:s/>│ │ ├─([a-z]):'e'</text:p>
            <text:p><text:s/>│ │ ├─([a-z]):'s'</text:p>
            <text:p><text:s/>│ │ ├─([a-z]):'c'</text:p>
            <text:p><text:s/>│ │ └─([A-Z]):'Q'</text:p>
            <text:p><text:s/>│ └─Alt</text:p>
            <text:p><text:s/>│ <text:s text:c="2"/>└─Con</text:p>
            <text:p><text:s/>│ <text:s text:c="4"/>├─Atom</text:p>
            <text:p><text:s/>│ <text:s text:c="4"/>│ └─Terminal</text:p>
            <text:p><text:s/>│ <text:s text:c="4"/>│ <text:s text:c="2"/>└─(. . .)</text:p>
            <text:p><text:s/>│ <text:s text:c="4"/>│ <text:s text:c="4"/>└─escQ:'\\'</text:p>
            <text:p><text:s/>│ <text:s text:c="4"/>└─Atom</text:p>
            <text:p><text:s/>│ <text:s text:c="6"/>└─Alt</text:p>
            <text:p><text:s/>│ <text:s text:c="8"/>├─Con</text:p>
            <text:p><text:s/>│ <text:s text:c="8"/>│ └─Atom</text:p>
            <text:p><text:s/>│ <text:s text:c="8"/>│ <text:s text:c="2"/>└─Terminal</text:p>
            <text:p><text:s/>│ <text:s text:c="8"/>│ <text:s text:c="4"/>└─(. . .)</text:p>
            <text:p><text:s/>│ <text:s text:c="8"/>│ <text:s text:c="6"/>└─([-"\r\n\t\\]):'r'</text:p>
            <text:p><text:s/>│ <text:s text:c="8"/>├─Con</text:p>
            <text:p><text:s/>│ <text:s text:c="8"/>│ └─Atom</text:p>
            <text:p><text:s/>│ <text:s text:c="8"/>│ <text:s text:c="2"/>└─Terminal</text:p>
            <text:p><text:s/>│ <text:s text:c="8"/>│ <text:s text:c="4"/>└─(. . .)</text:p>
            <text:p><text:s/>│ <text:s text:c="8"/>│ <text:s text:c="6"/>└─([-"\r\n\t\\]):'n'</text:p>
            <text:p><text:s/>│ <text:s text:c="8"/>├─Con</text:p>
            <text:p><text:s/>│ <text:s text:c="8"/>│ └─Atom</text:p>
            <text:p><text:s/>│ <text:s text:c="8"/>│ <text:s text:c="2"/>└─Terminal</text:p>
            <text:p><text:s/>│ <text:s text:c="8"/>│ <text:s text:c="4"/>└─(. . .)</text:p>
            <text:p><text:s/>│ <text:s text:c="8"/>│ <text:s text:c="6"/>└─([-"\r\n\t\\]):'t'</text:p>
            <text:p><text:s/>│ <text:s text:c="8"/>├─Con</text:p>
            <text:p><text:s/>│ <text:s text:c="8"/>│ └─Atom</text:p>
            <text:p><text:s/>│ <text:s text:c="8"/>│ <text:s text:c="2"/>└─Terminal</text:p>
            <text:p><text:s/>│ <text:s text:c="8"/>│ <text:s text:c="4"/>└─(. . .)</text:p>
            <text:p><text:s/>│ <text:s text:c="8"/>│ <text:s text:c="6"/>└─escQ:'\\'</text:p>
            <text:p><text:s/>│ <text:s text:c="8"/>└─Con</text:p>
            <text:p><text:s/>│ <text:s text:c="10"/>└─Atom</text:p>
            <text:p><text:s/>│ <text:s text:c="12"/>└─Terminal</text:p>
            <text:p><text:s/>│ <text:s text:c="14"/>└─(. . .)</text:p>
            <text:p><text:s/>│ <text:s text:c="16"/>└─escQ:'\"'</text:p>
            <text:p><text:s/>├─Rule</text:p>
            <text:p><text:s/>│ ├─RuleName</text:p>
            <text:p><text:s/>│ │ ├─'_'</text:p>
            <text:p><text:s/>│ │ ├─([A-Z]):'C'</text:p>
            <text:p><text:s/>│ │ ├─([a-z]):'o'</text:p>
            <text:p><text:s/>│ │ └─([a-z]):'n'</text:p>
            <text:p><text:s/>│ └─Alt</text:p>
            <text:p><text:s/>│ <text:s text:c="2"/>└─Con</text:p>
            <text:p><text:s/>│ <text:s text:c="4"/>└─Atom</text:p>
            <text:p><text:s/>│ <text:s text:c="6"/>└─Alt</text:p>
            <text:p><text:s/>│ <text:s text:c="8"/>└─Con</text:p>
            <text:p><text:s/>│ <text:s text:c="10"/>├─Atom</text:p>
            <text:p><text:s/>│ <text:s text:c="10"/>│ └─Nonterminal</text:p>
            <text:p><text:s/>│ <text:s text:c="10"/>│ <text:s text:c="2"/>├─'_'</text:p>
            <text:p><text:s/>│ <text:s text:c="10"/>│ <text:s text:c="2"/>├─([a-z]):'w'</text:p>
            <text:p><text:s/>│ <text:s text:c="10"/>│ <text:s text:c="2"/>└─([a-z]):'s'</text:p>
            <text:p><text:s/>│ <text:s text:c="10"/>├─Atom</text:p>
            <text:p><text:s/>│ <text:s text:c="10"/>│ └─Nonterminal</text:p>
            <text:p><text:s/>│ <text:s text:c="10"/>│ <text:s text:c="2"/>├─'_'</text:p>
            <text:p><text:s/>│ <text:s text:c="10"/>│ <text:s text:c="2"/>├─([A-Z]):'A'</text:p>
            <text:p><text:s/>│ <text:s text:c="10"/>│ <text:s text:c="2"/>├─([a-z]):'t'</text:p>
            <text:p><text:s/>│ <text:s text:c="10"/>│ <text:s text:c="2"/>├─([a-z]):'o'</text:p>
            <text:p><text:s/>│ <text:s text:c="10"/>│ <text:s text:c="2"/>└─([a-z]):'m'</text:p>
            <text:p><text:s/>│ <text:s text:c="10"/>└─Atom</text:p>
            <text:p><text:s/>│ <text:s text:c="12"/>└─Nonterminal</text:p>
            <text:p><text:s/>│ <text:s text:c="14"/>├─'_'</text:p>
            <text:p><text:s/>│ <text:s text:c="14"/>├─([a-z]):'w'</text:p>
            <text:p><text:s/>│ <text:s text:c="14"/>└─([a-z]):'s'</text:p>
            <text:p><text:s/>├─Rule</text:p>
            <text:p><text:s/>│ ├─RuleName</text:p>
            <text:p><text:s/>│ │ ├─'_'</text:p>
            <text:p><text:s/>│ │ ├─([A-Z]):'A'</text:p>
            <text:p><text:s/>│ │ ├─([a-z]):'t'</text:p>
            <text:p><text:s/>│ │ ├─([a-z]):'o'</text:p>
            <text:p><text:s/>│ │ └─([a-z]):'m'</text:p>
            <text:p><text:s/>│ └─Alt</text:p>
            <text:p><text:s/>│ <text:s text:c="2"/>├─Con</text:p>
            <text:p><text:s/>│ <text:s text:c="2"/>│ ├─Atom</text:p>
            <text:p><text:s/>│ <text:s text:c="2"/>│ │ └─Terminal</text:p>
            <text:p><text:s/>│ <text:s text:c="2"/>│ │ <text:s text:c="2"/>└─(. . .)</text:p>
            <text:p><text:s/>│ <text:s text:c="2"/>│ │ <text:s text:c="4"/>└─([-"\r\n\t\\]):'('</text:p>
            <text:p><text:s/>│ <text:s text:c="2"/>│ ├─Atom</text:p>
            <text:p><text:s/>│ <text:s text:c="2"/>│ │ └─Nonterminal</text:p>
            <text:p><text:s/>│ <text:s text:c="2"/>│ │ <text:s text:c="2"/>├─'_'</text:p>
            <text:p><text:s/>│ <text:s text:c="2"/>│ │ <text:s text:c="2"/>├─([A-Z]):'A'</text:p>
            <text:p><text:s/>│ <text:s text:c="2"/>│ │ <text:s text:c="2"/>├─([a-z]):'l'</text:p>
            <text:p><text:s/>│ <text:s text:c="2"/>│ │ <text:s text:c="2"/>└─([a-z]):'t'</text:p>
            <text:p><text:s/>│ <text:s text:c="2"/>│ └─Atom</text:p>
            <text:p><text:s/>│ <text:s text:c="2"/>│ <text:s text:c="2"/>└─Terminal</text:p>
            <text:p><text:s/>│ <text:s text:c="2"/>│ <text:s text:c="4"/>└─(. . .)</text:p>
            <text:p><text:s/>│ <text:s text:c="2"/>│ <text:s text:c="6"/>└─([-"\r\n\t\\]):')'</text:p>
            <text:p><text:s/>│ <text:s text:c="2"/>├─Con</text:p>
            <text:p><text:s/>│ <text:s text:c="2"/>│ └─Atom</text:p>
            <text:p><text:s/>│ <text:s text:c="2"/>│ <text:s text:c="2"/>└─Nonterminal</text:p>
            <text:p><text:s/>│ <text:s text:c="2"/>│ <text:s text:c="4"/>├─'_'</text:p>
            <text:p><text:s/>│ <text:s text:c="2"/>│ <text:s text:c="4"/>├─([A-Z]):'N'</text:p>
            <text:p><text:s/>│ <text:s text:c="2"/>│ <text:s text:c="4"/>├─([a-z]):'o'</text:p>
            <text:p><text:s/>│ <text:s text:c="2"/>│ <text:s text:c="4"/>├─([a-z]):'n'</text:p>
            <text:p><text:s/>│ <text:s text:c="2"/>│ <text:s text:c="4"/>├─([a-z]):'t'</text:p>
            <text:p><text:s/>│ <text:s text:c="2"/>│ <text:s text:c="4"/>├─([a-z]):'e'</text:p>
            <text:p><text:s/>│ <text:s text:c="2"/>│ <text:s text:c="4"/>├─([a-z]):'r'</text:p>
            <text:p><text:s/>│ <text:s text:c="2"/>│ <text:s text:c="4"/>├─([a-z]):'m'</text:p>
            <text:p><text:s/>│ <text:s text:c="2"/>│ <text:s text:c="4"/>├─([a-z]):'i'</text:p>
            <text:p><text:s/>│ <text:s text:c="2"/>│ <text:s text:c="4"/>├─([a-z]):'n'</text:p>
            <text:p><text:s/>│ <text:s text:c="2"/>│ <text:s text:c="4"/>├─([a-z]):'a'</text:p>
            <text:p><text:s/>│ <text:s text:c="2"/>│ <text:s text:c="4"/>└─([a-z]):'l'</text:p>
            <text:p><text:s/>│ <text:s text:c="2"/>├─Con</text:p>
            <text:p><text:s/>│ <text:s text:c="2"/>│ └─Atom</text:p>
            <text:p><text:s/>│ <text:s text:c="2"/>│ <text:s text:c="2"/>└─Nonterminal</text:p>
            <text:p><text:s/>│ <text:s text:c="2"/>│ <text:s text:c="4"/>├─'_'</text:p>
            <text:p><text:s/>│ <text:s text:c="2"/>│ <text:s text:c="4"/>├─([A-Z]):'T'</text:p>
            <text:p><text:s/>│ <text:s text:c="2"/>│ <text:s text:c="4"/>├─([a-z]):'e'</text:p>
            <text:p><text:s/>│ <text:s text:c="2"/>│ <text:s text:c="4"/>├─([a-z]):'r'</text:p>
            <text:p><text:s/>│ <text:s text:c="2"/>│ <text:s text:c="4"/>├─([a-z]):'m'</text:p>
            <text:p><text:s/>│ <text:s text:c="2"/>│ <text:s text:c="4"/>├─([a-z]):'i'</text:p>
            <text:p><text:s/>│ <text:s text:c="2"/>│ <text:s text:c="4"/>├─([a-z]):'n'</text:p>
            <text:p><text:s/>│ <text:s text:c="2"/>│ <text:s text:c="4"/>├─([a-z]):'a'</text:p>
            <text:p><text:s/>│ <text:s text:c="2"/>│ <text:s text:c="4"/>└─([a-z]):'l'</text:p>
            <text:p><text:s/>│ <text:s text:c="2"/>└─Con</text:p>
            <text:p><text:s/>│ <text:s text:c="4"/>└─Atom</text:p>
            <text:p><text:s/>│ <text:s text:c="6"/>└─Nonterminal</text:p>
            <text:p><text:s/>│ <text:s text:c="8"/>├─'_'</text:p>
            <text:p><text:s/>│ <text:s text:c="8"/>├─([A-Z]):'C'</text:p>
            <text:p><text:s/>│ <text:s text:c="8"/>├─([A-Z]):'C'</text:p>
            <text:p><text:s/>│ <text:s text:c="8"/>├─([a-z]):'l'</text:p>
            <text:p><text:s/>│ <text:s text:c="8"/>├─([a-z]):'a'</text:p>
            <text:p><text:s/>│ <text:s text:c="8"/>├─([a-z]):'s'</text:p>
            <text:p><text:s/>│ <text:s text:c="8"/>└─([a-z]):'s'</text:p>
            <text:p><text:s/>├─Rule</text:p>
            <text:p><text:s/>│ ├─RuleName</text:p>
            <text:p><text:s/>│ │ ├─'_'</text:p>
            <text:p><text:s/>│ │ ├─([A-Z]):'N'</text:p>
            <text:p><text:s/>│ │ ├─([a-z]):'o'</text:p>
            <text:p><text:s/>│ │ ├─([a-z]):'n'</text:p>
            <text:p><text:s/>│ │ ├─([a-z]):'t'</text:p>
            <text:p><text:s/>│ │ ├─([a-z]):'e'</text:p>
            <text:p><text:s/>│ │ ├─([a-z]):'r'</text:p>
            <text:p><text:s/>│ │ ├─([a-z]):'m'</text:p>
            <text:p><text:s/>│ │ ├─([a-z]):'i'</text:p>
            <text:p><text:s/>│ │ ├─([a-z]):'n'</text:p>
            <text:p><text:s/>│ │ ├─([a-z]):'a'</text:p>
            <text:p><text:s/>│ │ └─([a-z]):'l'</text:p>
            <text:p><text:s/>│ └─Alt</text:p>
            <text:p><text:s/>│ <text:s text:c="2"/>└─Con</text:p>
            <text:p><text:s/>│ <text:s text:c="4"/>└─Atom</text:p>
            <text:p><text:s/>│ <text:s text:c="6"/>└─Nonterminal</text:p>
            <text:p><text:s/>│ <text:s text:c="8"/>├─'_'</text:p>
            <text:p><text:s/>│ <text:s text:c="8"/>├─([A-Z]):'I'</text:p>
            <text:p><text:s/>│ <text:s text:c="8"/>├─([a-z]):'d'</text:p>
            <text:p><text:s/>│ <text:s text:c="8"/>├─([a-z]):'e'</text:p>
            <text:p><text:s/>│ <text:s text:c="8"/>├─([a-z]):'n'</text:p>
            <text:p><text:s/>│ <text:s text:c="8"/>└─([a-z]):'t'</text:p>
            <text:p><text:s/>└─Rule</text:p>
            <text:p><text:s text:c="3"/>├─RuleName</text:p>
            <text:p><text:s text:c="3"/>│ ├─'_'</text:p>
            <text:p><text:s text:c="3"/>│ ├─([A-Z]):'T'</text:p>
            <text:p><text:s text:c="3"/>│ ├─([a-z]):'e'</text:p>
            <text:p><text:s text:c="3"/>│ ├─([a-z]):'r'</text:p>
            <text:p><text:s text:c="3"/>│ ├─([a-z]):'m'</text:p>
            <text:p><text:s text:c="3"/>│ ├─([a-z]):'i'</text:p>
            <text:p><text:s text:c="3"/>│ ├─([a-z]):'n'</text:p>
            <text:p><text:s text:c="3"/>│ ├─([a-z]):'a'</text:p>
            <text:p><text:s text:c="3"/>│ └─([a-z]):'l'</text:p>
            <text:p><text:s text:c="3"/>└─Alt</text:p>
            <text:p><text:s text:c="5"/>└─Con</text:p>
            <text:p><text:s text:c="7"/>├─Atom</text:p>
            <text:p><text:s text:c="7"/>│ └─Terminal</text:p>
            <text:p><text:s text:c="7"/>│ <text:s text:c="2"/>└─(. . .)</text:p>
            <text:p><text:s text:c="7"/>│ <text:s text:c="4"/>└─escQ:'\"'</text:p>
            <text:p><text:s text:c="7"/>├─Atom</text:p>
            <text:p><text:s text:c="7"/>│ └─Alt</text:p>
            <text:p><text:s text:c="7"/>│ <text:s text:c="2"/>└─Con</text:p>
            <text:p><text:s text:c="7"/>│ <text:s text:c="4"/>└─Atom</text:p>
            <text:p><text:s text:c="7"/>│ <text:s text:c="6"/>└─Nonterminal</text:p>
            <text:p><text:s text:c="7"/>│ <text:s text:c="8"/>├─([a-z]):'e'</text:p>
            <text:p><text:s text:c="7"/>│ <text:s text:c="8"/>├─([a-z]):'s'</text:p>
            <text:p><text:s text:c="7"/>│ <text:s text:c="8"/>├─([a-z]):'c'</text:p>
            <text:p><text:s text:c="7"/>│ <text:s text:c="8"/>└─([A-Z]):'Q'</text:p>
            <text:p><text:s text:c="7"/>└─Atom</text:p>
            <text:p><text:s text:c="9"/>└─Terminal</text:p>
            <text:p><text:s text:c="11"/>└─(. . .)</text:p>
            <text:p><text:s text:c="13"/>└─escQ:'\"'</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0">
            <text:p>0</text:p>
          </table:table-cell>
          <table:table-cell table:style-name="ce186" office:value-type="string">
            <text:p>0</text:p>
          </table:table-cell>
          <table:table-cell table:style-name="ce191"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 "\\\"\r\n\t" "\"\\"</text:p>
            <text:p/>
            <text:p><text:s text:c="9"/>_ws ::= " " | "\t"</text:p>
            <text:p><text:s text:c="9"/>_nl ::= "\r" "\n"</text:p>
            <text:p><text:s text:c="15"/>| "\n" "\r"</text:p>
            <text:p><text:s text:c="7"/>_escQ ::= "\\"("r"|"n"|"t"|"\\"|"\"")</text:p>
            <text:p/>
            <text:p><text:s text:c="8"/>_Con ::= (_ws _Atom _ws)</text:p>
            <text:p><text:s text:c="7"/>_Atom ::= "(" _Alt ")"</text:p>
            <text:p><text:s text:c="15"/>| _Nonterminal</text:p>
            <text:p><text:s text:c="15"/>| _Terminal</text:p>
            <text:p><text:s text:c="15"/>| _CClass</text:p>
            <text:p>_Nonterminal ::= _Ident</text:p>
            <text:p><text:s text:c="3"/>_Terminal ::= "\"" (escQ ) "\""</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5">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15.05.2017</text:date>, <text:time>15:02: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5T15:02:27.65</dc:date>
    <meta:editing-duration>P156DT7H12M54S</meta:editing-duration>
    <meta:editing-cycles>608</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String)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Str("r"), _
						pStr("n"), _
						pStr("t"), _
						pStr("\"), _
						pStr(DQ) _
					) ) _
				 ), id)	
		result = pSeq(Array( _
					pSkip(pStr("\")), _
					foldl1(pChoice, List( _
						pBind(pStr("r"), fstArg(pReturn(CR))), _
						pBind(pStr("n"), fstArg(pReturn(LF))), _
						pBind(pStr("t"), fstArg(pReturn(TAB))), _
						pStr("\"), _
						pStr(DQ) _
					) ) _
				 ), id)
		result = fixIndirection(pInd("escQ"), result)
	End If
	pGrmEscQ = result
End Function

Function pGrmGrammar()
	Static out As Object
	If isNull(out) Then
		out = pSeq(Array( _
				pSkip(pMany(pWhite)), _
				pGrmRule, _
				pSkip(pMany(pWhite)), _
				pMany( _
					pSeq(Array( _
						pSkip(pMany1(pGrmNewline)),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Many1( _
						pChoice( _
							pGrmEscQ, _
							badQ _
						) _
					), _
					pSkip(pStr(DQ)) _
				 ), foldl1(concat))
		result = fixIndirection(pInd("Terminal"), result)
	End If
	pGrm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terminal()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